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10"/>
  </office:automatic-styles>
  <office:body>
    <office:spreadsheet>
      <table:calculation-settings table:automatic-find-labels="false"/>
      <table:table table:name="Pseudacris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Topology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Analaytical</text:p>
          </table:table-cell>
        </table:table-row>
        <table:table-row table:style-name="ro1">
          <table:table-cell office:value-type="string" calcext:value-type="string">
            <text:p>Strict</text:p>
          </table:table-cell>
          <table:table-cell office:value-type="string" calcext:value-type="string">
            <text:p>per hour</text:p>
          </table:table-cell>
          <table:table-cell office:value-type="float" office:value="-0.3203" calcext:value-type="float">
            <text:p>-0.3203</text:p>
          </table:table-cell>
          <table:table-cell office:value-type="float" office:value="0.18029" calcext:value-type="float">
            <text:p>0.18029</text:p>
          </table:table-cell>
          <table:table-cell office:value-type="float" office:value="0.26221" calcext:value-type="float">
            <text:p>0.26221</text:p>
          </table:table-cell>
        </table:table-row>
        <table:table-row table:style-name="ro1">
          <table:table-cell office:value-type="string" calcext:value-type="string">
            <text:p>Strict</text:p>
          </table:table-cell>
          <table:table-cell office:value-type="string" calcext:value-type="string">
            <text:p>per mstates</text:p>
          </table:table-cell>
          <table:table-cell office:value-type="float" office:value="0.01281" calcext:value-type="float">
            <text:p>0.01281</text:p>
          </table:table-cell>
          <table:table-cell office:value-type="float" office:value="0.25465" calcext:value-type="float">
            <text:p>0.25465</text:p>
          </table:table-cell>
          <table:table-cell office:value-type="float" office:value="0.35802" calcext:value-type="float">
            <text:p>0.35802</text:p>
          </table:table-cell>
        </table:table-row>
        <table:table-row table:style-name="ro1">
          <table:table-cell office:value-type="string" calcext:value-type="string">
            <text:p>GT-UCLN</text:p>
          </table:table-cell>
          <table:table-cell office:value-type="string" calcext:value-type="string">
            <text:p>per hour</text:p>
          </table:table-cell>
          <table:table-cell office:value-type="float" office:value="-0.3335615" calcext:value-type="float">
            <text:p>-0.3335615</text:p>
          </table:table-cell>
          <table:table-cell office:value-type="float" office:value="1.0609027" calcext:value-type="float">
            <text:p>1.0609027</text:p>
          </table:table-cell>
          <table:table-cell office:value-type="float" office:value="0.0009918" calcext:value-type="float">
            <text:p>0.0009918</text:p>
          </table:table-cell>
        </table:table-row>
        <table:table-row table:style-name="ro1">
          <table:table-cell office:value-type="string" calcext:value-type="string">
            <text:p>GT-UCLN</text:p>
          </table:table-cell>
          <table:table-cell office:value-type="string" calcext:value-type="string">
            <text:p>per mstates</text:p>
          </table:table-cell>
          <table:table-cell office:value-type="float" office:value="0.000991" calcext:value-type="float">
            <text:p>0.000991</text:p>
          </table:table-cell>
          <table:table-cell office:value-type="float" office:value="1.132259" calcext:value-type="float">
            <text:p>1.132259</text:p>
          </table:table-cell>
          <table:table-cell office:value-type="float" office:value="0.081486" calcext:value-type="float">
            <text:p>0.081486</text:p>
          </table:table-cell>
        </table:table-row>
        <table:table-row table:style-name="ro1">
          <table:table-cell office:value-type="string" calcext:value-type="string">
            <text:p>ST-UCLN</text:p>
          </table:table-cell>
          <table:table-cell office:value-type="string" calcext:value-type="string">
            <text:p>per hour</text:p>
          </table:table-cell>
          <table:table-cell office:value-type="float" office:value="-0.24393" calcext:value-type="float">
            <text:p>-0.24393</text:p>
          </table:table-cell>
          <table:table-cell office:value-type="float" office:value="1.65894" calcext:value-type="float">
            <text:p>1.65894</text:p>
          </table:table-cell>
          <table:table-cell office:value-type="float" office:value="0.43897" calcext:value-type="float">
            <text:p>0.43897</text:p>
          </table:table-cell>
        </table:table-row>
        <table:table-row table:style-name="ro1">
          <table:table-cell office:value-type="string" calcext:value-type="string">
            <text:p>ST-UCLN</text:p>
          </table:table-cell>
          <table:table-cell office:value-type="string" calcext:value-type="string">
            <text:p>per mstates</text:p>
          </table:table-cell>
          <table:table-cell office:value-type="float" office:value="-0.05405" calcext:value-type="float">
            <text:p>-0.05405</text:p>
          </table:table-cell>
          <table:table-cell office:value-type="float" office:value="1.63125" calcext:value-type="float">
            <text:p>1.63125</text:p>
          </table:table-cell>
          <table:table-cell office:value-type="float" office:value="0.49287" calcext:value-type="float">
            <text:p>0.4928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pology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Analaytical</text:p>
          </table:table-cell>
        </table:table-row>
        <table:table-row table:style-name="ro1">
          <table:table-cell office:value-type="string" calcext:value-type="string">
            <text:p>Strict</text:p>
          </table:table-cell>
          <table:table-cell office:value-type="string" calcext:value-type="string">
            <text:p>per hour</text:p>
          </table:table-cell>
          <table:table-cell table:style-name="ce1" table:formula="of:=EXP([.C2])" office:value-type="percentage" office:value="0.725931225036008" calcext:value-type="percentage">
            <text:p>73%</text:p>
          </table:table-cell>
          <table:table-cell table:style-name="ce1" table:formula="of:=EXP([.D2])" office:value-type="percentage" office:value="1.19756460650497" calcext:value-type="percentage">
            <text:p>120%</text:p>
          </table:table-cell>
          <table:table-cell table:style-name="ce1" table:formula="of:=EXP([.E2])" office:value-type="percentage" office:value="1.29979947165986" calcext:value-type="percentage">
            <text:p>130%</text:p>
          </table:table-cell>
        </table:table-row>
        <table:table-row table:style-name="ro1">
          <table:table-cell office:value-type="string" calcext:value-type="string">
            <text:p>Strict</text:p>
          </table:table-cell>
          <table:table-cell office:value-type="string" calcext:value-type="string">
            <text:p>per mstates</text:p>
          </table:table-cell>
          <table:table-cell table:style-name="ce1" table:formula="of:=EXP([.C3])" office:value-type="percentage" office:value="1.01289239952003" calcext:value-type="percentage">
            <text:p>101%</text:p>
          </table:table-cell>
          <table:table-cell table:style-name="ce1" table:formula="of:=EXP([.D3])" office:value-type="percentage" office:value="1.29001003833714" calcext:value-type="percentage">
            <text:p>129%</text:p>
          </table:table-cell>
          <table:table-cell table:style-name="ce1" table:formula="of:=EXP([.E3])" office:value-type="percentage" office:value="1.4304942300784" calcext:value-type="percentage">
            <text:p>143%</text:p>
          </table:table-cell>
        </table:table-row>
        <table:table-row table:style-name="ro1">
          <table:table-cell office:value-type="string" calcext:value-type="string">
            <text:p>GT-UCLN</text:p>
          </table:table-cell>
          <table:table-cell office:value-type="string" calcext:value-type="string">
            <text:p>per hour</text:p>
          </table:table-cell>
          <table:table-cell table:style-name="ce1" table:formula="of:=EXP([.C4])" office:value-type="percentage" office:value="0.716367840662995" calcext:value-type="percentage">
            <text:p>72%</text:p>
          </table:table-cell>
          <table:table-cell table:style-name="ce1" table:formula="of:=EXP([.D4])" office:value-type="percentage" office:value="2.88897769271856" calcext:value-type="percentage">
            <text:p>289%</text:p>
          </table:table-cell>
          <table:table-cell table:style-name="ce1" table:formula="of:=EXP([.E4])" office:value-type="percentage" office:value="1.00099229199626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T-UCLN</text:p>
          </table:table-cell>
          <table:table-cell office:value-type="string" calcext:value-type="string">
            <text:p>per mstates</text:p>
          </table:table-cell>
          <table:table-cell table:style-name="ce1" table:formula="of:=EXP([.C5])" office:value-type="percentage" office:value="1.00099149120275" calcext:value-type="percentage">
            <text:p>100%</text:p>
          </table:table-cell>
          <table:table-cell table:style-name="ce1" table:formula="of:=EXP([.D5])" office:value-type="percentage" office:value="3.1026574928025" calcext:value-type="percentage">
            <text:p>310%</text:p>
          </table:table-cell>
          <table:table-cell table:style-name="ce1" table:formula="of:=EXP([.E5])" office:value-type="percentage" office:value="1.08489802890527" calcext:value-type="percentage">
            <text:p>108%</text:p>
          </table:table-cell>
        </table:table-row>
        <table:table-row table:style-name="ro1">
          <table:table-cell office:value-type="string" calcext:value-type="string">
            <text:p>ST-UCLN</text:p>
          </table:table-cell>
          <table:table-cell office:value-type="string" calcext:value-type="string">
            <text:p>per hour</text:p>
          </table:table-cell>
          <table:table-cell table:style-name="ce1" table:formula="of:=EXP([.C6])" office:value-type="percentage" office:value="0.783542480316851" calcext:value-type="percentage">
            <text:p>78%</text:p>
          </table:table-cell>
          <table:table-cell table:style-name="ce1" table:formula="of:=EXP([.D6])" office:value-type="percentage" office:value="5.25373892858891" calcext:value-type="percentage">
            <text:p>525%</text:p>
          </table:table-cell>
          <table:table-cell table:style-name="ce1" table:formula="of:=EXP([.E6])" office:value-type="percentage" office:value="1.55110875342711" calcext:value-type="percentage">
            <text:p>155%</text:p>
          </table:table-cell>
        </table:table-row>
        <table:table-row table:style-name="ro1">
          <table:table-cell office:value-type="string" calcext:value-type="string">
            <text:p>ST-UCLN</text:p>
          </table:table-cell>
          <table:table-cell office:value-type="string" calcext:value-type="string">
            <text:p>per mstates</text:p>
          </table:table-cell>
          <table:table-cell table:style-name="ce1" table:formula="of:=EXP([.C7])" office:value-type="percentage" office:value="0.947384736080744" calcext:value-type="percentage">
            <text:p>95%</text:p>
          </table:table-cell>
          <table:table-cell table:style-name="ce1" table:formula="of:=EXP([.D7])" office:value-type="percentage" office:value="5.11025855099896" calcext:value-type="percentage">
            <text:p>511%</text:p>
          </table:table-cell>
          <table:table-cell table:style-name="ce1" table:formula="of:=EXP([.E7])" office:value-type="percentage" office:value="1.6370076965553" calcext:value-type="percentage">
            <text:p>164%</text:p>
          </table:table-cell>
        </table:table-row>
      </table:table>
      <table:table table:name="Simulation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Topology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Analaytical</text:p>
          </table:table-cell>
        </table:table-row>
        <table:table-row table:style-name="ro1">
          <table:table-cell office:value-type="string" calcext:value-type="string">
            <text:p>Strict</text:p>
          </table:table-cell>
          <table:table-cell office:value-type="string" calcext:value-type="string">
            <text:p>per hour</text:p>
          </table:table-cell>
          <table:table-cell office:value-type="float" office:value="-0.36365" calcext:value-type="float">
            <text:p>-0.36365</text:p>
          </table:table-cell>
          <table:table-cell office:value-type="float" office:value="0.31411" calcext:value-type="float">
            <text:p>0.31411</text:p>
          </table:table-cell>
          <table:table-cell office:value-type="float" office:value="0.73102" calcext:value-type="float">
            <text:p>0.73102</text:p>
          </table:table-cell>
        </table:table-row>
        <table:table-row table:style-name="ro1">
          <table:table-cell office:value-type="string" calcext:value-type="string">
            <text:p>Strict</text:p>
          </table:table-cell>
          <table:table-cell office:value-type="string" calcext:value-type="string">
            <text:p>per mstates</text:p>
          </table:table-cell>
          <table:table-cell office:value-type="float" office:value="0.004868" calcext:value-type="float">
            <text:p>0.004868</text:p>
          </table:table-cell>
          <table:table-cell office:value-type="float" office:value="0.389035" calcext:value-type="float">
            <text:p>0.389035</text:p>
          </table:table-cell>
          <table:table-cell office:value-type="float" office:value="0.811838" calcext:value-type="float">
            <text:p>0.811838</text:p>
          </table:table-cell>
        </table:table-row>
        <table:table-row table:style-name="ro1">
          <table:table-cell office:value-type="string" calcext:value-type="string">
            <text:p>GT-UCLN</text:p>
          </table:table-cell>
          <table:table-cell office:value-type="string" calcext:value-type="string">
            <text:p>per hour</text:p>
          </table:table-cell>
          <table:table-cell office:value-type="float" office:value="-0.3876" calcext:value-type="float">
            <text:p>-0.3876</text:p>
          </table:table-cell>
          <table:table-cell office:value-type="float" office:value="0.8373" calcext:value-type="float">
            <text:p>0.8373</text:p>
          </table:table-cell>
          <table:table-cell office:value-type="float" office:value="0.8229" calcext:value-type="float">
            <text:p>0.8229</text:p>
          </table:table-cell>
        </table:table-row>
        <table:table-row table:style-name="ro1">
          <table:table-cell office:value-type="string" calcext:value-type="string">
            <text:p>GT-UCLN</text:p>
          </table:table-cell>
          <table:table-cell office:value-type="string" calcext:value-type="string">
            <text:p>per mstates</text:p>
          </table:table-cell>
          <table:table-cell office:value-type="float" office:value="-0.01641" calcext:value-type="float">
            <text:p>-0.01641</text:p>
          </table:table-cell>
          <table:table-cell office:value-type="float" office:value="0.90881" calcext:value-type="float">
            <text:p>0.90881</text:p>
          </table:table-cell>
          <table:table-cell office:value-type="float" office:value="0.90965" calcext:value-type="float">
            <text:p>0.90965</text:p>
          </table:table-cell>
        </table:table-row>
        <table:table-row table:style-name="ro1">
          <table:table-cell office:value-type="string" calcext:value-type="string">
            <text:p>ST-UCLN</text:p>
          </table:table-cell>
          <table:table-cell office:value-type="string" calcext:value-type="string">
            <text:p>per hour</text:p>
          </table:table-cell>
          <table:table-cell office:value-type="float" office:value="-0.2983" calcext:value-type="float">
            <text:p>-0.2983</text:p>
          </table:table-cell>
          <table:table-cell office:value-type="float" office:value="2.2398" calcext:value-type="float">
            <text:p>2.2398</text:p>
          </table:table-cell>
          <table:table-cell office:value-type="float" office:value="0.2994" calcext:value-type="float">
            <text:p>0.2994</text:p>
          </table:table-cell>
        </table:table-row>
        <table:table-row table:style-name="ro1">
          <table:table-cell office:value-type="string" calcext:value-type="string">
            <text:p>ST-UCLN</text:p>
          </table:table-cell>
          <table:table-cell office:value-type="string" calcext:value-type="string">
            <text:p>per mstates</text:p>
          </table:table-cell>
          <table:table-cell office:value-type="float" office:value="-0.1184" calcext:value-type="float">
            <text:p>-0.1184</text:p>
          </table:table-cell>
          <table:table-cell office:value-type="float" office:value="2.2222" calcext:value-type="float">
            <text:p>2.2222</text:p>
          </table:table-cell>
          <table:table-cell office:value-type="float" office:value="0.3645" calcext:value-type="float">
            <text:p>0.364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pology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Analaytical</text:p>
          </table:table-cell>
        </table:table-row>
        <table:table-row table:style-name="ro1">
          <table:table-cell office:value-type="string" calcext:value-type="string">
            <text:p>Strict</text:p>
          </table:table-cell>
          <table:table-cell office:value-type="string" calcext:value-type="string">
            <text:p>per hour</text:p>
          </table:table-cell>
          <table:table-cell table:style-name="ce1" table:formula="of:=EXP([.C2])" office:value-type="percentage" office:value="0.695134449228122" calcext:value-type="percentage">
            <text:p>70%</text:p>
          </table:table-cell>
          <table:table-cell table:style-name="ce1" table:formula="of:=EXP([.D2])" office:value-type="percentage" office:value="1.36904032270048" calcext:value-type="percentage">
            <text:p>137%</text:p>
          </table:table-cell>
          <table:table-cell table:style-name="ce1" table:formula="of:=EXP([.E2])" office:value-type="percentage" office:value="2.07719826971799" calcext:value-type="percentage">
            <text:p>208%</text:p>
          </table:table-cell>
        </table:table-row>
        <table:table-row table:style-name="ro1">
          <table:table-cell office:value-type="string" calcext:value-type="string">
            <text:p>Strict</text:p>
          </table:table-cell>
          <table:table-cell office:value-type="string" calcext:value-type="string">
            <text:p>per mstates</text:p>
          </table:table-cell>
          <table:table-cell table:style-name="ce1" table:formula="of:=EXP([.C3])" office:value-type="percentage" office:value="1.00487986796193" calcext:value-type="percentage">
            <text:p>100%</text:p>
          </table:table-cell>
          <table:table-cell table:style-name="ce1" table:formula="of:=EXP([.D3])" office:value-type="percentage" office:value="1.47555619489611" calcext:value-type="percentage">
            <text:p>148%</text:p>
          </table:table-cell>
          <table:table-cell table:style-name="ce1" table:formula="of:=EXP([.E3])" office:value-type="percentage" office:value="2.25204344087418" calcext:value-type="percentage">
            <text:p>225%</text:p>
          </table:table-cell>
        </table:table-row>
        <table:table-row table:style-name="ro1">
          <table:table-cell office:value-type="string" calcext:value-type="string">
            <text:p>GT-UCLN</text:p>
          </table:table-cell>
          <table:table-cell office:value-type="string" calcext:value-type="string">
            <text:p>per hour</text:p>
          </table:table-cell>
          <table:table-cell table:style-name="ce1" table:formula="of:=EXP([.C4])" office:value-type="percentage" office:value="0.678683762481634" calcext:value-type="percentage">
            <text:p>68%</text:p>
          </table:table-cell>
          <table:table-cell table:style-name="ce1" table:formula="of:=EXP([.D4])" office:value-type="percentage" office:value="2.3101212215077" calcext:value-type="percentage">
            <text:p>231%</text:p>
          </table:table-cell>
          <table:table-cell table:style-name="ce1" table:formula="of:=EXP([.E4])" office:value-type="percentage" office:value="2.27709384374897" calcext:value-type="percentage">
            <text:p>228%</text:p>
          </table:table-cell>
        </table:table-row>
        <table:table-row table:style-name="ro1">
          <table:table-cell office:value-type="string" calcext:value-type="string">
            <text:p>GT-UCLN</text:p>
          </table:table-cell>
          <table:table-cell office:value-type="string" calcext:value-type="string">
            <text:p>per mstates</text:p>
          </table:table-cell>
          <table:table-cell table:style-name="ce1" table:formula="of:=EXP([.C5])" office:value-type="percentage" office:value="0.98372391055866" calcext:value-type="percentage">
            <text:p>98%</text:p>
          </table:table-cell>
          <table:table-cell table:style-name="ce1" table:formula="of:=EXP([.D5])" office:value-type="percentage" office:value="2.48136794789712" calcext:value-type="percentage">
            <text:p>248%</text:p>
          </table:table-cell>
          <table:table-cell table:style-name="ce1" table:formula="of:=EXP([.E5])" office:value-type="percentage" office:value="2.48345317264514" calcext:value-type="percentage">
            <text:p>248%</text:p>
          </table:table-cell>
        </table:table-row>
        <table:table-row table:style-name="ro1">
          <table:table-cell office:value-type="string" calcext:value-type="string">
            <text:p>ST-UCLN</text:p>
          </table:table-cell>
          <table:table-cell office:value-type="string" calcext:value-type="string">
            <text:p>per hour</text:p>
          </table:table-cell>
          <table:table-cell table:style-name="ce1" table:formula="of:=EXP([.C6])" office:value-type="percentage" office:value="0.74207868274607" calcext:value-type="percentage">
            <text:p>74%</text:p>
          </table:table-cell>
          <table:table-cell table:style-name="ce1" table:formula="of:=EXP([.D6])" office:value-type="percentage" office:value="9.39145280903939" calcext:value-type="percentage">
            <text:p>939%</text:p>
          </table:table-cell>
          <table:table-cell table:style-name="ce1" table:formula="of:=EXP([.E6])" office:value-type="percentage" office:value="1.34904913521746" calcext:value-type="percentage">
            <text:p>135%</text:p>
          </table:table-cell>
        </table:table-row>
        <table:table-row table:style-name="ro1">
          <table:table-cell office:value-type="string" calcext:value-type="string">
            <text:p>ST-UCLN</text:p>
          </table:table-cell>
          <table:table-cell office:value-type="string" calcext:value-type="string">
            <text:p>per mstates</text:p>
          </table:table-cell>
          <table:table-cell table:style-name="ce1" table:formula="of:=EXP([.C7])" office:value-type="percentage" office:value="0.888340645279777" calcext:value-type="percentage">
            <text:p>89%</text:p>
          </table:table-cell>
          <table:table-cell table:style-name="ce1" table:formula="of:=EXP([.D7])" office:value-type="percentage" office:value="9.22760929187682" calcext:value-type="percentage">
            <text:p>923%</text:p>
          </table:table-cell>
          <table:table-cell table:style-name="ce1" table:formula="of:=EXP([.E7])" office:value-type="percentage" office:value="1.43979393117939" calcext:value-type="percentage">
            <text:p>14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 style:data-style-name="N2" text:time-value="21:18:46.6077348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w </meta:initial-creator>
    <meta:creation-date>2016-07-14T18:42:00.659016617</meta:creation-date>
    <dc:date>2016-11-25T21:51:38.688553070</dc:date>
    <meta:editing-duration>PT2H9M21S</meta:editing-duration>
    <meta:editing-cycles>13</meta:editing-cycles>
    <meta:generator>LibreOffice/5.2.2.2$Linux_X86_64 LibreOffice_project/20m0$Build-2</meta:generator>
    <meta:document-statistic meta:table-count="2" meta:cell-count="132" meta:object-count="0"/>
  </office:meta>
</office:document-meta>
</file>